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d0cd" officeooo:paragraph-rsid="0009d0c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12bcd" officeooo:paragraph-rsid="0013cb1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212bcd" officeooo:paragraph-rsid="0013cb1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1d44a" officeooo:paragraph-rsid="0021d44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1d44a" officeooo:paragraph-rsid="00239f8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39f81" officeooo:paragraph-rsid="00239f8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39f81" officeooo:paragraph-rsid="00239f8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39f81" officeooo:paragraph-rsid="0027793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39f81" officeooo:paragraph-rsid="0027e5f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7e5f3" officeooo:paragraph-rsid="0027e5f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212bcd" officeooo:paragraph-rsid="0013cb1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239f81" officeooo:paragraph-rsid="00239f8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normal" officeooo:rsid="0021d44a" officeooo:paragraph-rsid="0021d44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normal" officeooo:rsid="0021d44a" officeooo:paragraph-rsid="0027e5f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normal" officeooo:rsid="0021d44a" officeooo:paragraph-rsid="0029b3d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normal" officeooo:rsid="0029b3df" officeooo:paragraph-rsid="0029b3d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bold" officeooo:rsid="0027e5f3" officeooo:paragraph-rsid="0027e5f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bold" officeooo:rsid="0027e5f3" officeooo:paragraph-rsid="0029b3d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239f81" officeooo:paragraph-rsid="00239f8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font-size="12pt" fo:font-weight="normal" officeooo:rsid="00239f81" officeooo:paragraph-rsid="00239f8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font-size="12pt" fo:font-weight="normal" officeooo:rsid="00239f81" officeooo:paragraph-rsid="0027793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21d44a" officeooo:paragraph-rsid="0021d44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21d44a" officeooo:paragraph-rsid="0027793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21d44a" officeooo:paragraph-rsid="0027e5f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font-size="12pt" fo:font-weight="bold" officeooo:rsid="00239f81" officeooo:paragraph-rsid="00239f8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fo:font-size="12pt" fo:font-weight="bold" officeooo:rsid="00239f81" officeooo:paragraph-rsid="0027793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weight="normal" officeooo:rsid="0021d44a" officeooo:paragraph-rsid="0027793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weight="normal" officeooo:rsid="0021d44a" officeooo:paragraph-rsid="0027e5f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weight="normal" officeooo:rsid="0027793a" officeooo:paragraph-rsid="0027793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weight="normal" officeooo:rsid="0027793a" officeooo:paragraph-rsid="0027793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4pt" fo:font-weight="normal" officeooo:rsid="0021d44a" officeooo:paragraph-rsid="0027793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1.4772in" fo:margin-right="0in" fo:line-height="100%" fo:text-align="start" style:justify-single-word="false" fo:text-indent="0in" style:auto-text-indent="false"/>
      <style:text-properties fo:font-size="12pt" fo:font-weight="normal" officeooo:rsid="00239f81" officeooo:paragraph-rsid="00239f8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fo:font-size="12pt" fo:font-weight="normal" officeooo:rsid="0021d44a" officeooo:paragraph-rsid="0027e5f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39f81" officeooo:paragraph-rsid="00239f8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3120a0"/>
    </style:style>
    <style:style style:name="T1" style:family="text">
      <style:text-properties officeooo:rsid="0021d44a"/>
    </style:style>
    <style:style style:name="T2" style:family="text">
      <style:text-properties officeooo:rsid="00239f81"/>
    </style:style>
    <style:style style:name="T3" style:family="text">
      <style:text-properties officeooo:rsid="0023eea2"/>
    </style:style>
    <style:style style:name="T4" style:family="text">
      <style:text-properties officeooo:rsid="0025ec43"/>
    </style:style>
    <style:style style:name="T5" style:family="text">
      <style:text-properties officeooo:rsid="0027793a"/>
    </style:style>
    <style:style style:name="T6" style:family="text">
      <style:text-properties fo:font-size="14pt" officeooo:rsid="0021d44a" style:font-size-asian="14pt" style:font-size-complex="14pt"/>
    </style:style>
    <style:style style:name="T7" style:family="text">
      <style:text-properties fo:font-size="14pt" officeooo:rsid="0027e5f3" style:font-size-asian="14pt" style:font-size-complex="14pt"/>
    </style:style>
    <style:style style:name="T8" style:family="text">
      <style:text-properties fo:font-size="14pt" fo:font-weight="normal" officeooo:rsid="00239f81" style:font-size-asian="14pt" style:font-weight-asian="normal" style:font-size-complex="14pt" style:font-weight-complex="normal"/>
    </style:style>
    <style:style style:name="T9" style:family="text">
      <style:text-properties style:font-size-asian="10.5pt"/>
    </style:style>
    <style:style style:name="T10" style:family="text">
      <style:text-properties officeooo:rsid="0027793a" style:font-size-asian="10.5pt"/>
    </style:style>
    <style:style style:name="T11" style:family="text">
      <style:text-properties officeooo:rsid="0027e5f3" style:font-size-asian="10.5pt"/>
    </style:style>
    <style:style style:name="T12" style:family="text">
      <style:text-properties officeooo:rsid="0027e5f3"/>
    </style:style>
    <style:style style:name="T13" style:family="text">
      <style:text-properties officeooo:rsid="0029b3df"/>
    </style:style>
    <style:style style:name="T14" style:family="text">
      <style:text-properties officeooo:rsid="002ed920"/>
    </style:style>
    <style:style style:name="T15" style:family="text">
      <style:text-properties officeooo:rsid="002fd3b5"/>
    </style:style>
    <style:style style:name="T16" style:family="text">
      <style:text-properties officeooo:rsid="0030e19c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bold" officeooo:rsid="003120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<text:span text:style-name="T15">8</text:span></text:p>
      <text:p text:style-name="P1"/>
      <text:p text:style-name="P11"><text:tab/><text:span text:style-name="T1">CONNEXIÓ REMOTA A LES BBDD via ODBC</text:span></text:p>
      <text:p text:style-name="P12">POSTGRES</text:p>
      <text:p text:style-name="P2"/>
      <text:p text:style-name="P3"/>
      <text:p text:style-name="P4">Per <text:span text:style-name="T16">instal·lar</text:span> ODBC cal fer <text:span text:style-name="T2">4</text:span> <text:span text:style-name="T15">passes</text:span>:</text:p>
      <text:p text:style-name="P5"><text:tab/><text:span text:style-name="T2">1) Configurar el servidor per permetre l'accés remot</text:span></text:p>
      <text:p text:style-name="P4"><text:tab/><text:span text:style-name="T2">2</text:span>) <text:span text:style-name="T2">C</text:span>onfigurar el servidor per servir peticions ODBC</text:p>
      <text:p text:style-name="P4"><text:tab/><text:span text:style-name="T2">3</text:span>) <text:span text:style-name="T2">C</text:span>onfigurar el SO client des del que es faran les peticions</text:p>
      <text:p text:style-name="P4"><text:tab/><text:span text:style-name="T2">4</text:span>) <text:span text:style-name="T2">C</text:span>onfigurar l'aplicació client que farà les peticions</text:p>
      <text:p text:style-name="P4"/>
      <text:p text:style-name="P7">1) Configurar el servidor per permetre l'accés remot</text:p>
      <text:p text:style-name="P6"/>
      <text:p text:style-name="P35"><text:a xlink:type="simple" xlink:href="https://www.postgresql.org/docs/current/static/auth-pg-hba-conf.html" text:style-name="Internet_20_link" text:visited-style-name="Visited_20_Internet_20_Link"><text:span text:style-name="Source_20_Text"><text:span text:style-name="T18">https://www.postgresql.org/docs/current/static/auth-pg-hba-conf.html</text:span></text:span></text:a></text:p>
      <text:p text:style-name="P35"><text:span text:style-name="Source_20_Text"><text:span text:style-name="T18"/></text:span></text:p>
      <text:p text:style-name="P25">Host Servidor:</text:p>
      <text:p text:style-name="P20"/>
      <text:p text:style-name="P20"><text:span text:style-name="T5">1</text:span>. <text:s/>Tancar el firewall en el cas que estigui funcionant</text:p>
      <text:p text:style-name="P20"/>
      <text:p text:style-name="P20"><text:tab/># systemctl stop firewalld</text:p>
      <text:p text:style-name="P20"/>
      <text:p text:style-name="P20"><text:span text:style-name="T5">2</text:span>. Obrir el port 5432 a la maquina</text:p>
      <text:p text:style-name="P20"/>
      <text:p text:style-name="P20"><text:tab/>iptables -A INPUT -p tcp --dport 5432</text:p>
      <text:p text:style-name="P20"/>
      <text:p text:style-name="P20"><text:span text:style-name="T5">3</text:span>. Modificar el fitxer /var/lib/pgsql/data/postgresql.conf</text:p>
      <text:p text:style-name="P20"/>
      <text:p text:style-name="P20"><text:s text:c="4"/>* Descomentar valor listen_addresses i possarli el valor *</text:p>
      <text:p text:style-name="P20"/>
      <text:p text:style-name="P20"><text:tab/> listen_addresses = '*'</text:p>
      <text:p text:style-name="P20"/>
      <text:p text:style-name="P20"><text:s text:c="4"/>* Descomentar el valor port</text:p>
      <text:p text:style-name="P20"/>
      <text:p text:style-name="P20"><text:tab/> port=5432</text:p>
      <text:p text:style-name="P20"/>
      <text:p text:style-name="P20"><text:span text:style-name="T5">4</text:span>. Modificar el fitxer /var/lib/pgsql/data/pg_hba.conf</text:p>
      <text:p text:style-name="P20"/>
      <text:p text:style-name="P21"><text:s text:c="6"/>*<text:span text:style-name="T5">Canviar totes les autentificacions a md5</text:span></text:p>
      <text:p text:style-name="P21"/>
      <text:p text:style-name="P20"><text:s text:c="6"/>*Afegir la següent linia a l'apartat IPv4 local connections</text:p>
      <text:p text:style-name="P20"><text:s/></text:p>
      <text:p text:style-name="P20"><text:tab/><text:tab/>host all all <text:span text:style-name="T3">192.168</text:span>/<text:span text:style-name="T3">16</text:span> <text:span text:style-name="T3">md5</text:span> <text:s text:c="2"/></text:p>
      <text:p text:style-name="P20"/>
      <text:p text:style-name="P32">Si en comptes de posar /<text:span text:style-name="T3">16 </text:span>posem /24 <text:span text:style-name="T3">o /32 </text:span><text:s/><text:span text:style-name="T5">comprovaria</text:span> <text:span text:style-name="T3">diferents patrons de la IP per controlar quines Ip,s entren o no.</text:span></text:p>
      <text:p text:style-name="P20"><text:tab/></text:p>
      <text:p text:style-name="P20"><text:span text:style-name="T5">5</text:span>. Reinicia<text:span text:style-name="T4">r</text:span> el servei postgresql</text:p>
      <text:p text:style-name="P6"/>
      <text:p text:style-name="P6"><text:soft-page-break/></text:p>
      <text:p text:style-name="P26">Host <text:span text:style-name="T5">Client</text:span>:</text:p>
      <text:p text:style-name="P6"/>
      <text:p text:style-name="P19">Una vegada el servidor està configurat per permetre la connexió remota, des del client iniciem la connexió.</text:p>
      <text:p text:style-name="P19"/>
      <text:p text:style-name="P19">psql -h <text:span text:style-name="T5">IP/nom_servidor</text:span> <text:s/>-p 5432 -U <text:span text:style-name="T5">nom_usuari nom_base_dades</text:span></text:p>
      <text:p text:style-name="P19"/>
      <text:p text:style-name="P6"/>
      <text:p text:style-name="P8"><text:span text:style-name="T5">2</text:span>) Configurar <text:span text:style-name="T5">l'ODBC al servidor de Base de Dades</text:span></text:p>
      <text:p text:style-name="P4"/>
      <text:p text:style-name="P4"/>
      <text:p text:style-name="P22"><text:span text:style-name="T5">a) instal·lar odbc (</text:span>cal tenir instal·lades les rpms<text:span text:style-name="T5">)</text:span> :</text:p>
      <text:p text:style-name="P22"><text:tab/>yum install postgresql-odbc</text:p>
      <text:p text:style-name="P22"/>
      <text:p text:style-name="P22">b) <text:span text:style-name="T5">l'lnstal·lació crea </text:span>/etc/odbcinst.ini :</text:p>
      <text:p text:style-name="P28"><text:s text:c="3"/>/etc/odbcinst.ini :</text:p>
      <text:p text:style-name="P33"><text:s text:c="3"/>[PostgreSQL]</text:p>
      <text:p text:style-name="P33"><text:s text:c="3"/>Description <text:s text:c="3"/>= ODBC for PostgreSQL</text:p>
      <text:p text:style-name="P33"><text:s text:c="3"/>Driver <text:s text:c="7"/>= /usr/lib/libodbcpsql.so</text:p>
      <text:p text:style-name="P33"><text:s text:c="3"/>Setup <text:s text:c="7"/>= /usr/lib/libodbcpsqlS.so</text:p>
      <text:p text:style-name="P33"><text:s text:c="3"/>FileUsage <text:s text:c="3"/>= 1</text:p>
      <text:p text:style-name="P33"/>
      <text:p text:style-name="P29">Verificar que la llibreria sigui <text:span text:style-name="T6">/usr/lib/libodbcpsql.so </text:span><text:span text:style-name="T9">i que existeixi</text:span></text:p>
      <text:p text:style-name="P30"/>
      <text:p text:style-name="P23"><text:span text:style-name="T11">c</text:span><text:span text:style-name="T9">) </text:span><text:span text:style-name="T10">crear el fitxer </text:span><text:span text:style-name="T9">/etc/odbc.ini </text:span><text:span text:style-name="T10">amb totes les B.D. a les ques es podrà accedir via ODBC</text:span></text:p>
      <text:p text:style-name="P27">-- <text:s text:c="3"/>[<text:span text:style-name="T12">CM</text:span>]</text:p>
      <text:p text:style-name="P27">-- <text:s text:c="3"/>Description <text:s text:c="3"/>= ODBC for PostgreSQL</text:p>
      <text:p text:style-name="P27">-- <text:s text:c="3"/>Driver <text:s text:c="7"/>= PostgreSQL</text:p>
      <text:p text:style-name="P27">-- <text:s text:c="3"/>servername <text:s text:c="4"/>= localhost</text:p>
      <text:p text:style-name="P27">-- <text:s text:c="3"/>Database <text:s text:c="4"/>= <text:span text:style-name="T5">centremedic</text:span></text:p>
      <text:p text:style-name="P27">– <text:s text:c="4"/><text:span text:style-name="T12">UserName = postgres</text:span></text:p>
      <text:p text:style-name="P27">– <text:s text:c="4"/><text:span text:style-name="T12">Password = jupiter</text:span></text:p>
      <text:p text:style-name="P27">-- <text:s text:c="3"/>Port <text:s text:c="7"/>= 5432</text:p>
      <text:p text:style-name="P27">--</text:p>
      <text:p text:style-name="P28">-- <text:s text:c="3"/>[<text:span text:style-name="T12">Training</text:span>]</text:p>
      <text:p text:style-name="P28">-- <text:s text:c="3"/>Description <text:s text:c="3"/>= ODBC for PostgreSQL</text:p>
      <text:p text:style-name="P28">-- <text:s text:c="3"/>Driver <text:s text:c="7"/>= PostgreSQL</text:p>
      <text:p text:style-name="P28">-- <text:s text:c="3"/>servername <text:s text:c="4"/>= localhost</text:p>
      <text:p text:style-name="P28">-- <text:s text:c="3"/>Database <text:s text:c="4"/>= <text:span text:style-name="T12">training</text:span></text:p>
      <text:p text:style-name="P28">– <text:s text:c="4"/><text:span text:style-name="T12">UserName = postgres</text:span></text:p>
      <text:p text:style-name="P28">– <text:s text:c="4"/><text:span text:style-name="T12">Password = jupiter</text:span></text:p>
      <text:p text:style-name="P28">-- <text:s text:c="3"/>Port <text:s text:c="7"/>= 5432</text:p>
      <text:p text:style-name="P31"/>
      <text:p text:style-name="P24"/>
      <text:p text:style-name="P8"><text:span text:style-name="T5">3</text:span>) Configurar <text:span text:style-name="T5">l'ODBC al client linux que vol accedir a la B.D. via ODBC</text:span></text:p>
      <text:p text:style-name="P4"/>
      <text:p text:style-name="P24"><text:span text:style-name="T12">a</text:span>) <text:s/><text:span text:style-name="T12">A cada directori home de cada usuari hi podem crear un fitxer </text:span><text:span text:style-name="T7">.odbc.ini </text:span><text:span text:style-name="T12">amb les B.D. a les que podrà accedir l'usuari. Si no existeix aquest .odbc.ini al home s'agafarà el odbc.ini de /etc</text:span></text:p>
      <text:p text:style-name="P24"/>
      <text:p text:style-name="P24"><text:soft-page-break/>b) <text:span text:style-name="T12">Provar le connexions odbc a totes les bases de dades amb :</text:span></text:p>
      <text:p text:style-name="P24"><text:tab/><text:span text:style-name="T12">odbcinst -j</text:span></text:p>
      <text:p text:style-name="P24"><text:tab/><text:span text:style-name="T12">isql -v CM</text:span></text:p>
      <text:p text:style-name="P24"><text:s/><text:tab/><text:span text:style-name="T12">select * from taula</text:span></text:p>
      <text:p text:style-name="P24"/>
      <text:p text:style-name="P4"/>
      <text:p text:style-name="P4"/>
      <text:p text:style-name="P4"/>
      <text:p text:style-name="P9"><text:span text:style-name="T12">4</text:span>) Configurar <text:span text:style-name="T5">l'Office C al client linux que vol accedir a la B.D. via ODBC</text:span></text:p>
      <text:p text:style-name="P10"/>
      <text:p text:style-name="P17">BASE : <text:span text:style-name="T13">El fem servir per registrar les Bases de Dades on es connectarà l'Office</text:span></text:p>
      <text:p text:style-name="P13"><text:s text:c="5"/>Obrim <text:span text:style-name="T12">Libre</text:span>Office</text:p>
      <text:p text:style-name="P13"><text:s text:c="5"/>Menú Arxiu <text:s/>&gt; Nou <text:s/>&gt; Nova Base de Dades</text:p>
      <text:p text:style-name="P13"><text:s text:c="5"/>Conectar amb una base de dades existent <text:s/>&gt; tipus ODBC</text:p>
      <text:p text:style-name="P13"><text:s text:c="5"/>Següent</text:p>
      <text:p text:style-name="P13"><text:s text:c="5"/>Nom de servidor <text:s/>&gt; Navegar <text:s/>&gt; <text:span text:style-name="T12">Seleccionem una B.D. de les posades a odbc.ini</text:span></text:p>
      <text:p text:style-name="P13"><text:s text:c="5"/>Següent</text:p>
      <text:p text:style-name="P13"><text:s text:c="5"/>Nom de l'usuari</text:p>
      <text:p text:style-name="P14"><text:s text:c="5"/><text:span text:style-name="T12">Password</text:span></text:p>
      <text:p text:style-name="P13"><text:s text:c="5"/>Següent</text:p>
      <text:p text:style-name="P13"><text:s text:c="5"/>Fem un test de la conexió <text:s/>&gt; OK</text:p>
      <text:p text:style-name="P13"><text:s text:c="5"/>Següent</text:p>
      <text:p text:style-name="P13"><text:s text:c="5"/>No registrar la Base de Dades <text:s text:c="2"/>&gt; Finalitzar</text:p>
      <text:p text:style-name="P13"><text:s text:c="5"/>Desem en un arxiu .odb en un directori qualsevol del nostre $HOME</text:p>
      <text:p text:style-name="P13"><text:s text:c="7"/>&gt; Finalitzar</text:p>
      <text:p text:style-name="P13"/>
      <text:p text:style-name="P18">CALC :</text:p>
      <text:p text:style-name="P18"/>
      <text:p text:style-name="P15"><text:s/>Menú <text:span text:style-name="T13">VIEW</text:span> <text:s/>&gt; <text:s/><text:span text:style-name="T13">DATA SOURCES</text:span></text:p>
      <text:p text:style-name="P16"><text:tab/>Seleccionem la B.D.</text:p>
      <text:p text:style-name="P16"><text:tab/><text:tab/>Seleccionem la Taula o Consulta</text:p>
      <text:p text:style-name="P16"/>
      <text:p text:style-name="P16">Seleccionar una taula i INSERTAR-HI registres des del CALC</text:p>
      <text:p text:style-name="P16"/>
      <text:p text:style-name="P16">Copiar totes les dades d'una taula a un full d'excel.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3:18:58.707000000</meta:creation-date>
    <dc:date>2018-03-13T09:46:50.299452560</dc:date>
    <meta:editing-duration>PT3H10M21S</meta:editing-duration>
    <meta:editing-cycles>22</meta:editing-cycles>
    <meta:generator>LibreOffice/5.1.6.2.0$Linux_X86_64 LibreOffice_project/10$Build-2</meta:generator>
    <meta:document-statistic meta:table-count="0" meta:image-count="0" meta:object-count="0" meta:page-count="3" meta:paragraph-count="88" meta:word-count="535" meta:character-count="3460" meta:non-whitespace-character-count="2735"/>
  </office:meta>
</office:document-meta>
</file>